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1fb7" officeooo:paragraph-rsid="00271fb7"/>
    </style:style>
    <style:style style:name="P2" style:family="paragraph" style:parent-style-name="Text_20_body">
      <style:text-properties officeooo:rsid="00141b30" officeooo:paragraph-rsid="00141b30"/>
    </style:style>
    <style:style style:name="P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141b30" style:font-size-asian="12pt" style:font-size-complex="12pt"/>
    </style:style>
    <style:style style:name="P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e5f4" officeooo:paragraph-rsid="0014e5f4" style:font-size-asian="12pt" style:font-size-complex="12pt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23a5" style:font-size-asian="12pt" style:font-size-complex="12pt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d236" style:font-size-asian="12pt" style:font-size-complex="12pt"/>
    </style:style>
    <style:style style:name="P7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9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342d71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c2108" officeooo:paragraph-rsid="002c2108" style:font-size-asian="12pt" style:font-size-complex="12pt"/>
    </style:style>
    <style:style style:name="P11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2f9403" style:font-size-asian="12pt" style:font-size-complex="12pt"/>
    </style:style>
    <style:style style:name="P1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19d236" style:font-size-asian="12pt" style:font-size-complex="12pt"/>
    </style:style>
    <style:style style:name="P1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061a6" officeooo:paragraph-rsid="002061a6" style:font-size-asian="12pt" style:font-size-complex="12pt"/>
    </style:style>
    <style:style style:name="P14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e0736" officeooo:paragraph-rsid="0034d568" style:font-size-asian="12pt" style:font-size-complex="12pt"/>
    </style:style>
    <style:style style:name="P15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/>
    </style:style>
    <style:style style:name="P16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879a4"/>
    </style:style>
    <style:style style:name="P17" style:family="paragraph" style:parent-style-name="Text_20_body">
      <style:text-properties officeooo:paragraph-rsid="0013f9df"/>
    </style:style>
    <style:style style:name="P18" style:family="paragraph" style:parent-style-name="Text_20_body">
      <style:text-properties officeooo:paragraph-rsid="0034d568"/>
    </style:style>
    <style:style style:name="P19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2b4e1d" style:font-size-asian="12pt" style:font-size-complex="12pt"/>
    </style:style>
    <style:style style:name="P20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paragraph-rsid="0013f9df"/>
    </style:style>
    <style:style style:name="P21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141b30"/>
    </style:style>
    <style:style style:name="P22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2f9403" officeooo:paragraph-rsid="0034d568" style:font-size-asian="12pt" style:font-size-complex="12pt"/>
    </style:style>
    <style:style style:name="P23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2f9403" style:font-size-asian="12pt" style:font-size-complex="12pt"/>
    </style:style>
    <style:style style:name="P24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141b30" style:font-size-asian="12pt" style:font-size-complex="12pt"/>
    </style:style>
    <style:style style:name="P25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e0736" officeooo:paragraph-rsid="00141b30" style:font-size-asian="12pt" style:font-size-complex="12pt"/>
    </style:style>
    <style:style style:name="P26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P27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41b30" style:font-size-asian="12pt" style:font-size-complex="12pt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141b30" style:font-size-asian="12pt" style:font-size-complex="12pt"/>
    </style:style>
    <style:style style:name="T5" style:family="text">
      <style:text-properties fo:font-variant="normal" fo:text-transform="none" fo:color="#212529" style:font-name="apple-system" fo:letter-spacing="normal" fo:font-style="normal" fo:font-weight="bold"/>
    </style:style>
    <style:style style:name="T6" style:family="text">
      <style:text-properties style:font-name="Helvetica Neue" fo:font-size="10.5pt"/>
    </style:style>
    <style:style style:name="T7" style:family="text">
      <style:text-properties officeooo:rsid="0017c506"/>
    </style:style>
    <style:style style:name="T8" style:family="text">
      <style:text-properties officeooo:rsid="00291e30"/>
    </style:style>
    <style:style style:name="T9" style:family="text">
      <style:text-properties officeooo:rsid="0034d568"/>
    </style:style>
    <style:style style:name="T10" style:family="text">
      <style:text-properties officeooo:rsid="00354156"/>
    </style:style>
    <style:style style:name="T11" style:family="text">
      <style:text-properties fo:color="#333333" style:font-name="Helvetica Neue" fo:font-size="10.5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Zone de texte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5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ontrol text:anchor-type="paragraph" draw:z-index="3" draw:style-name="gr2" draw:text-style-name="P27" svg:width="4.095cm" svg:height="0.726cm" svg:x="1.245cm" svg:y="-1.009cm" draw:control="control4"/><text:span text:style-name="T7">Rapport - </text:span>TP<text:span text:style-name="T10">3</text:span> <text:span text:style-name="T8">PHP</text:span></text:p>
      <text:h text:style-name="Heading_20_1" text:outline-level="1">Exercice 1 - <text:span text:style-name="T5">Ajout d'une page Accueil</text:span></text:h>
      <text:p text:style-name="P20"><text:span text:style-name="T11">Dans TP03Menu.php, de quoi est composé le tableau $lang ?</text:span></text:p>
      <text:p text:style-name="P17"><draw:control text:anchor-type="as-char" draw:z-index="0" draw:style-name="gr1" draw:text-style-name="P26" svg:width="16.999cm" svg:height="1.574cm" draw:control="control1"/></text:p>
      <text:p text:style-name="P21">Après avoir testé le code donnez un exemple de variable $clé.</text:p>
      <text:p text:style-name="P2"><draw:control text:anchor-type="as-char" draw:z-index="1" draw:style-name="gr1" draw:text-style-name="P26" svg:width="16.871cm" svg:height="2.774cm" draw:control="control2"/></text:p>
      <text:p text:style-name="P22">Donnez un exemple de variable $valeur ?</text:p>
      <text:p text:style-name="P11"><draw:control text:anchor-type="as-char" draw:z-index="6" draw:style-name="gr1" draw:text-style-name="P26" svg:width="16.647cm" svg:height="2.971cm" draw:control="control7"/></text:p>
      <text:p text:style-name="P21">Quels sont les points communs entre les scripts TP03Accueil.php et TP02Form.php?</text:p>
      <text:p text:style-name="P15"><draw:control text:anchor-type="as-char" draw:z-index="2" draw:style-name="gr1" draw:text-style-name="P26" svg:width="16.842cm" svg:height="3.146cm" draw:control="control3"/></text:p>
      <text:h text:style-name="Heading_20_1" text:outline-level="1">Exercice 2 - Ajout d'une page "En construction"</text:h>
      <text:p text:style-name="P23">Quels sont les points communs entre les scripts TP03Accueil.php, TP02Form.php et TP03Construction.php ?</text:p>
      <text:p text:style-name="P19"><draw:control text:anchor-type="as-char" draw:z-index="4" draw:style-name="gr1" draw:text-style-name="P26" svg:width="16.849cm" svg:height="2.883cm" draw:control="control5"/></text:p>
      <text:p text:style-name="P24"><text:soft-page-break/>A quoi correspond jpeg;base64 dans la balise img ?</text:p>
      <text:p text:style-name="P8"><draw:control text:anchor-type="as-char" draw:z-index="5" draw:style-name="gr1" draw:text-style-name="P26" svg:width="16.925cm" svg:height="1.925cm" draw:control="control6"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1fb7" officeooo:paragraph-rsid="00271f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4:48:20.628000000</meta:creation-date>
    <dc:date>2019-07-07T03:35:51.170000000</dc:date>
    <meta:editing-duration>P2DT6H28M34S</meta:editing-duration>
    <meta:editing-cycles>32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16" meta:word-count="83" meta:character-count="499" meta:non-whitespace-character-count="425"/>
  </office:meta>
</office:document-meta>
</file>